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d74" officeooo:paragraph-rsid="000abd74"/>
    </style:style>
    <style:style style:name="P2" style:family="paragraph" style:parent-style-name="Standard">
      <style:text-properties officeooo:rsid="000b91ab" officeooo:paragraph-rsid="000b91ab"/>
    </style:style>
    <style:style style:name="P3" style:family="paragraph" style:parent-style-name="Standard">
      <style:text-properties officeooo:rsid="000d2633" officeooo:paragraph-rsid="000d2633"/>
    </style:style>
    <style:style style:name="P4" style:family="paragraph" style:parent-style-name="Standard">
      <style:text-properties officeooo:rsid="000e0689" officeooo:paragraph-rsid="000e0689"/>
    </style:style>
    <style:style style:name="P5" style:family="paragraph" style:parent-style-name="Standard">
      <style:text-properties fo:font-weight="bold" officeooo:rsid="000e0689" officeooo:paragraph-rsid="000e0689" style:font-weight-asian="bold" style:font-weight-complex="bold"/>
    </style:style>
    <style:style style:name="P6" style:family="paragraph" style:parent-style-name="Standard">
      <style:text-properties fo:font-weight="bold" officeooo:rsid="000b91ab" officeooo:paragraph-rsid="000b91ab" style:font-weight-asian="bold" style:font-weight-complex="bold"/>
    </style:style>
    <style:style style:name="P7" style:family="paragraph" style:parent-style-name="Standard">
      <style:text-properties fo:font-weight="bold" officeooo:rsid="000abd74" officeooo:paragraph-rsid="000abd74" style:font-weight-asian="bold" style:font-weight-complex="bold"/>
    </style:style>
    <style:style style:name="P8" style:family="paragraph" style:parent-style-name="Standard">
      <style:text-properties officeooo:rsid="000e0689" officeooo:paragraph-rsid="000e0689"/>
    </style:style>
    <style:style style:name="P9" style:family="paragraph" style:parent-style-name="Standard">
      <style:text-properties officeooo:rsid="00103a66" officeooo:paragraph-rsid="00103a66"/>
    </style:style>
    <style:style style:name="P10" style:family="paragraph" style:parent-style-name="Standard" style:list-style-name="L1">
      <style:text-properties officeooo:rsid="00103a66" officeooo:paragraph-rsid="00103a66"/>
    </style:style>
    <style:style style:name="P11" style:family="paragraph" style:parent-style-name="Standard" style:list-style-name="L1">
      <style:text-properties officeooo:paragraph-rsid="00103a66"/>
    </style:style>
    <style:style style:name="T1" style:family="text">
      <style:text-properties officeooo:rsid="00103a6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4</text:p>
      <text:p text:style-name="P1"/>
      <text:p text:style-name="P7">concurrency</text:p>
      <text:p text:style-name="P1">one resource performing diff action in given time</text:p>
      <text:p text:style-name="P1">one thread performing multiple task</text:p>
      <text:p text:style-name="P1">eg:downloading</text:p>
      <text:p text:style-name="P1">it use only one core</text:p>
      <text:p text:style-name="P7">parallelism</text:p>
      <text:p text:style-name="P1">2 resource peforming two task at same time</text:p>
      <text:p text:style-name="P1">it uses multicore of same cpu</text:p>
      <text:p text:style-name="P1">it might be faster but need more resource</text:p>
      <text:p text:style-name="P1"/>
      <text:p text:style-name="P6">go routine</text:p>
      <text:p text:style-name="P2">cannot predict the order of execution</text:p>
      <text:p text:style-name="P2"/>
      <text:p text:style-name="P3">sender without receiver leads to deadlock</text:p>
      <text:p text:style-name="P3"/>
      <text:p text:style-name="P5">channel</text:p>
      <text:p text:style-name="P4">send</text:p>
      <text:p text:style-name="P4">receive</text:p>
      <text:p text:style-name="P4">duplex</text:p>
      <text:p text:style-name="P4">buffer</text:p>
      <text:p text:style-name="P4"/>
      <text:p text:style-name="P4"/>
      <text:p text:style-name="P9">Purpose of SELECT statement </text:p>
      <text:list xml:id="list2634010173" text:style-name="L1">
        <text:list-item>
          <text:p text:style-name="P11"><text:span text:style-name="T1">allows a go routine to wait on multiple commmunication operations.</text:span></text:p>
        </text:list-item>
        <text:list-item>
          <text:p text:style-name="P10">Select statement blocks the execution until one of its operations are called .In that time it blocks the operation.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0:13:01.431832260</meta:creation-date>
    <dc:date>2023-08-10T17:56:42.324972873</dc:date>
    <meta:editing-duration>PT54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99" meta:character-count="586" meta:non-whitespace-character-count="509"/>
  </office:meta>
</office:document-meta>
</file>